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010000000104191C4BD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>
      <style:text-properties style:text-underline-style="none"/>
    </style:style>
    <style:style style:name="P5" style:family="paragraph" style:parent-style-name="Standard" style:list-style-name="L4"/>
    <style:style style:name="P6" style:family="paragraph" style:parent-style-name="Standard" style:list-style-name="L1">
      <style:paragraph-properties fo:margin-left="2.401cm" fo:margin-right="0cm" fo:text-indent="-0.635cm" style:auto-text-indent="false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prefix="b" style:num-suffix="a" style:num-format="1" text:start-value="7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b" style:num-suffix="a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start-value="7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start-value="7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start-value="7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start-value="7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7" text:display-levels="8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339cm" fo:height="0.33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 text:display-levels="7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 text:display-levels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05945715557893221" text:style-name="L1">
        <text:list-item>
          <text:p text:style-name="P2">First-followed-by-space</text:p>
        </text:list-item>
        <text:list-item>
          <text:p text:style-name="P6">Second</text:p>
          <text:list>
            <text:list-item>
              <text:p text:style-name="P2">Third</text:p>
            </text:list-item>
          </text:list>
        </text:list-item>
      </text:list>
      <text:list xml:id="list6626444102102110991" text:style-name="L2">
        <text:list-header>
          <text:p text:style-name="P3"/>
        </text:list-header>
        <text:list-item>
          <text:p text:style-name="P3">Cross-First-followed-by-space</text:p>
        </text:list-item>
        <text:list-item>
          <text:p text:style-name="P3">Cross-Second</text:p>
        </text:list-item>
        <text:list-item>
          <text:p text:style-name="P3">Cross-Third</text:p>
          <text:p text:style-name="P3"/>
        </text:list-item>
      </text:list>
      <text:p text:style-name="Standard"/>
      <text:list xml:id="list4610980543945444999" text:style-name="L3">
        <text:list-item>
          <text:p text:style-name="P4">Star-First-followed-by-space</text:p>
        </text:list-item>
        <text:list-item>
          <text:p text:style-name="P4">Star-Second</text:p>
        </text:list-item>
        <text:list-item>
          <text:p text:style-name="P4">Star-Third</text:p>
        </text:list-item>
      </text:list>
      <text:p text:style-name="P1"/>
      <text:list xml:id="list4053051152566041198" text:style-name="L4">
        <text:list-item>
          <text:p text:style-name="P5"><text:span text:style-name="T1">LabelTest1</text:span></text:p>
          <text:list>
            <text:list-item>
              <text:p text:style-name="P5"><text:span text:style-name="T1">LabelTest2</text:span></text:p>
              <text:list>
                <text:list-item>
                  <text:p text:style-name="P5"><text:span text:style-name="T1">LabelTest3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40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7:10:15.92</meta:creation-date>
    <dc:date>2013-05-17T13:00:47.41</dc:date>
    <meta:editing-duration>PT47M52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24" meta:character-count="188"/>
  </office:meta>
</office:document-meta>
</file>